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0.9260416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15.08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best score: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float" office:value="0.392814" table:style-name="ce1">
            <text:p>0.39281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NR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comment</text:p>
          </table:table-cell>
          <table:table-cell office:value-type="string" table:style-name="ce1">
            <text:p>score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first submission</text:p>
          </table:table-cell>
          <table:table-cell office:value-type="string" table:style-name="ce1">
            <text:p>this one failed, because of confusions in building the train and test data in libfm format</text:p>
          </table:table-cell>
          <table:table-cell office:value-type="float" office:value="-9.2568999999999999E-2" table:style-name="ce1">
            <text:p>-0.09256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all zero</text:p>
          </table:table-cell>
          <table:table-cell office:value-type="string" table:style-name="ce1">
            <text:p>just to make sure to be able to get tzhe same result with "all zero" benchmark</text:p>
          </table:table-cell>
          <table:table-cell office:value-type="float" office:value="-1.897E-3" table:style-name="ce1">
            <text:p>-0.00189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working fm</text:p>
          </table:table-cell>
          <table:table-cell office:value-type="string" table:style-name="ce1">
            <text:p>the first attempt with "working" FM (mcmc, k=8, iter=800, stdev=0)</text:p>
          </table:table-cell>
          <table:table-cell office:value-type="float" office:value="0.34728399999999998" table:style-name="ce1">
            <text:p>0.347284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Tabelle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Simon</meta:initial-creator>
    <dc:creator>Simon</dc:creator>
    <meta:creation-date>2015-07-30T08:46:57Z</meta:creation-date>
    <dc:date>2015-07-30T11:49:08Z</dc:date>
    <meta:editing-duration>PT0S</meta:editing-duration>
  </office:meta>
</office:document-meta>
</file>